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3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d1c24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1.PWM mode. Generate static PWM 1000 Hz 50/50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1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1. Interrupt. Generate interrupt and toggle LED (PD 15 (Blue LED)) One sec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1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1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met 1. DMA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/>
        </table:table-row>
        <table:table-row table:style-name="ro1" table:number-rows-repeated="3"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Timer 1. Interrupt. Processing something from interrupt.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mer 1. Work with CallBack functions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02T18:16:05.027275699</dc:date>
    <meta:editing-duration>PT1H39M24S</meta:editing-duration>
    <meta:editing-cycles>17</meta:editing-cycles>
    <meta:document-statistic meta:table-count="1" meta:cell-count="22" meta:object-count="0"/>
  </office:meta>
</office:document-meta>
</file>